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cf7e4" officeooo:paragraph-rsid="000cf7e4"/>
    </style:style>
    <style:style style:name="P2" style:family="paragraph" style:parent-style-name="Standard" style:list-style-name="L1">
      <style:text-properties officeooo:rsid="000cf7e4" officeooo:paragraph-rsid="000cf7e4"/>
    </style:style>
    <style:style style:name="P3" style:family="paragraph" style:parent-style-name="Standard" style:list-style-name="L1">
      <style:text-properties officeooo:rsid="000cf7e4" officeooo:paragraph-rsid="0010b1f4"/>
    </style:style>
    <style:style style:name="P4" style:family="paragraph" style:parent-style-name="Standard">
      <style:text-properties officeooo:rsid="000f74de" officeooo:paragraph-rsid="000f74de"/>
    </style:style>
    <style:style style:name="P5" style:family="paragraph" style:parent-style-name="Standard" style:list-style-name="L1">
      <style:text-properties officeooo:paragraph-rsid="0010b1f4"/>
    </style:style>
    <style:style style:name="P6" style:family="paragraph" style:parent-style-name="Standard" style:list-style-name="L1">
      <style:text-properties officeooo:rsid="00107d9b" officeooo:paragraph-rsid="00107d9b"/>
    </style:style>
    <style:style style:name="P7" style:family="paragraph" style:parent-style-name="Standard" style:list-style-name="L1">
      <style:text-properties officeooo:rsid="0010b1f4" officeooo:paragraph-rsid="0010b1f4"/>
    </style:style>
    <style:style style:name="P8" style:family="paragraph" style:parent-style-name="Standard">
      <style:text-properties officeooo:rsid="0010b1f4" officeooo:paragraph-rsid="0010b1f4"/>
    </style:style>
    <style:style style:name="P9" style:family="paragraph" style:parent-style-name="Standard" style:list-style-name="L4">
      <style:text-properties officeooo:rsid="0010b1f4" officeooo:paragraph-rsid="0010b1f4"/>
    </style:style>
    <style:style style:name="P10" style:family="paragraph" style:parent-style-name="Standard">
      <style:text-properties officeooo:paragraph-rsid="000f74de"/>
    </style:style>
    <style:style style:name="P11" style:family="paragraph" style:parent-style-name="Standard" style:list-style-name="L4">
      <style:text-properties officeooo:paragraph-rsid="0010b1f4"/>
    </style:style>
    <style:style style:name="T1" style:family="text">
      <style:text-properties officeooo:rsid="000cf7e4"/>
    </style:style>
    <style:style style:name="T2" style:family="text">
      <style:text-properties officeooo:rsid="000dd9a4"/>
    </style:style>
    <style:style style:name="T3" style:family="text">
      <style:text-properties officeooo:rsid="000f74de"/>
    </style:style>
    <style:style style:name="T4" style:family="text">
      <style:text-properties officeooo:rsid="00107d9b"/>
    </style:style>
    <style:style style:name="T5" style:family="text">
      <style:text-properties officeooo:rsid="0010b1f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">1. </text:span><text:span text:style-name="T4">Els elements lèxics</text:span></text:p>
      <text:p text:style-name="P4"/>
      <text:list xml:id="list2620355647" text:style-name="L1">
        <text:list-item>
          <text:p text:style-name="P5"><text:span text:style-name="T1">Paraules reservades: </text:span><text:span text:style-name="T3">Paraiules que no pots utilitzar ja que estan reservades per a altres funcións </text:span></text:p>
          <text:list>
            <text:list-item>
              <text:p text:style-name="P5"><text:span text:style-name="T3">import</text:span></text:p>
            </text:list-item>
            <text:list-item>
              <text:p text:style-name="P5"><text:span text:style-name="T3">public</text:span></text:p>
            </text:list-item>
            <text:list-item>
              <text:p text:style-name="P5"><text:span text:style-name="T3">class</text:span></text:p>
            </text:list-item>
            <text:list-item>
              <text:p text:style-name="P5"><text:span text:style-name="T3">void,</text:span></text:p>
            </text:list-item>
            <text:list-item>
              <text:p text:style-name="P5"><text:span text:style-name="T3">int</text:span></text:p>
            </text:list-item>
            <text:list-item>
              <text:p text:style-name="P5"><text:span text:style-name="T3">do</text:span></text:p>
            </text:list-item>
            <text:list-item>
              <text:p text:style-name="P5"><text:span text:style-name="T3">while</text:span></text:p>
            </text:list-item>
            <text:list-item>
              <text:p text:style-name="P5"><text:span text:style-name="T3">for</text:span></text:p>
            </text:list-item>
            <text:list-item>
              <text:p text:style-name="P5"><text:span text:style-name="T3">break</text:span></text:p>
            </text:list-item>
          </text:list>
        </text:list-item>
        <text:list-item>
          <text:p text:style-name="P5"><text:span text:style-name="T1">Delimitadors: </text:span><text:span text:style-name="T4">Caracters que indican l’inici i començament de certs elements com ara…</text:span></text:p>
          <text:list>
            <text:list-item>
              <text:p text:style-name="P5"><text:span text:style-name="T4">“” (Strings literals)</text:span></text:p>
            </text:list-item>
            <text:list-item>
              <text:p text:style-name="P5"><text:span text:style-name="T4">() (Expresions i parametres de funcions)</text:span></text:p>
            </text:list-item>
            <text:list-item>
              <text:p text:style-name="P5"><text:span text:style-name="T4">[] (arrays i indexos)</text:span></text:p>
            </text:list-item>
            <text:list-item>
              <text:p text:style-name="P5"><text:span text:style-name="T4">{} (Contingut bloc de codi d’un bucle, condicio o funció)</text:span></text:p>
            </text:list-item>
          </text:list>
        </text:list-item>
        <text:list-item>
          <text:p text:style-name="P2">Comentaris</text:p>
          <text:list>
            <text:list-item>
              <text:p text:style-name="P6">En alguns casos semblen delimitadors que marquen una serie de caracters o linies que no han de ser executades, sino que son per a que siguin llegides per un huma , normalment tenen l’objectiu dinformar del funcionament de les funcions o de la rao per la que un codi es fa de certa maner pero també per indicar la llicencia del programa o inclus escrire reflexions de vida.</text:p>
            </text:list-item>
          </text:list>
        </text:list-item>
        <text:list-item>
          <text:p text:style-name="P2">Identificadors:</text:p>
          <text:list>
            <text:list-item>
              <text:p text:style-name="P6">Els creem nosaltres com a programadors, son els “noms” que posem a les variables i funcions, les utilitzem per utilitzarles varies vegades al llarg del codi, normalment s’utilitzan certes nomenclatures per a que aquests identificadors siguin descriptius i inteligibles per a altres programadors/comanys/profes.</text:p>
            </text:list-item>
          </text:list>
        </text:list-item>
        <text:list-item>
          <text:p text:style-name="P3">Literals: <text:span text:style-name="T4">Son valor literals, pot ser </text:span><text:span text:style-name="T5">els seguents</text:span></text:p>
          <text:list>
            <text:list-item>
              <text:p text:style-name="P3"><text:span text:style-name="T5">true (bool)</text:span></text:p>
            </text:list-item>
            <text:list-item>
              <text:p text:style-name="P3"><text:span text:style-name="T5">[“exemple”,42] (llista en Python)</text:span></text:p>
            </text:list-item>
            <text:list-item>
              <text:p text:style-name="P3"><text:span text:style-name="T5">42 (Int)</text:span></text:p>
            </text:list-item>
            <text:list-item>
              <text:p text:style-name="P3"><text:span text:style-name="T5">42.42 (Float)</text:span></text:p>
            </text:list-item>
            <text:list-item>
              <text:p text:style-name="P3"><text:span text:style-name="T5">“exemple” (String)</text:span></text:p>
            </text:list-item>
          </text:list>
        </text:list-item>
        <text:list-item>
          <text:p text:style-name="P3">Operadors: <text:span text:style-name="T5">Son el operadors tipics de les mates excepte per algunes diferencies i per els operadors lògics</text:span></text:p>
          <text:list>
            <text:list-item>
              <text:p text:style-name="P7">Mates</text:p>
              <text:list>
                <text:list-item>
                  <text:p text:style-name="P3"><text:span text:style-name="T5">Suma: </text:span><text:span text:style-name="T2">+</text:span></text:p>
                </text:list-item>
                <text:list-item>
                  <text:p text:style-name="P3"><text:span text:style-name="T5">Resta:</text:span><text:span text:style-name="T2"> -</text:span></text:p>
                </text:list-item>
                <text:list-item>
                  <text:p text:style-name="P3"><text:span text:style-name="T5">Multiplicació:</text:span><text:span text:style-name="T2"> *</text:span></text:p>
                </text:list-item>
                <text:list-item>
                  <text:p text:style-name="P7">Divisio: /</text:p>
                </text:list-item>
                <text:list-item>
                  <text:p text:style-name="P7">Modul: %</text:p>
                </text:list-item>
              </text:list>
            </text:list-item>
            <text:list-item>
              <text:p text:style-name="P7">Lògics</text:p>
              <text:list>
                <text:list-item>
                  <text:p text:style-name="P7">and: &amp;&amp;</text:p>
                </text:list-item>
                <text:list-item>
                  <text:p text:style-name="P7">or: ||</text:p>
                </text:list-item>
              </text:list>
            </text:list-item>
          </text:list>
        </text:list-item>
      </text:list>
      <text:p text:style-name="P8">2. Diferencia entre debugar i compilar</text:p>
      <text:list xml:id="list2347242103" text:style-name="L4">
        <text:list-item>
          <text:p text:style-name="P11"><text:span text:style-name="T5">Debugar: es el proces de detecció, identificació d’errors per part de la maquina, per part de l’huma, implica també correcio d’errors i execució pas a pas per trobar l’arrel d’alguns problemas dervats d’errors silenciosos</text:span></text:p>
        </text:list-item>
        <text:list-item>
          <text:p text:style-name="P9"><text:soft-page-break/>Compilar: implica degugar per part de la maquina (detecció e identificació d’errors), ja que l’huma no forma part d’aquest proces, si no troba cap error el resultat a de ser el programa que hem fet en binari, format maquin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f7e4" officeooo:paragraph-rsid="000cf7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cho López Gómez<text:tab/>1r DAW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3T13:47:03.542000000</dc:date>
    <meta:editing-duration>PT15M58S</meta:editing-duration>
    <meta:editing-cycles>1</meta:editing-cycles>
    <meta:document-statistic meta:table-count="0" meta:image-count="0" meta:object-count="0" meta:page-count="2" meta:paragraph-count="40" meta:word-count="350" meta:character-count="1948" meta:non-whitespace-character-count="1673"/>
    <meta:generator>LibreOffice/7.3.1.3$Windows_X86_64 LibreOffice_project/a69ca51ded25f3eefd52d7bf9a5fad8c90b87951</meta:generator>
  </office:meta>
</office:document-meta>
</file>